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vals" table:style-name="ta1">
        <table:shapes>
          <draw:frame draw:z-index="0" draw:style-name="gr1" draw:text-style-name="P1" svg:width="363.48mm" svg:height="198.16mm" svg:x="115.57mm" svg:y="1.06mm">
            <draw:object draw:notify-on-update-of-ranges="best_evals.A2:best_evals.A101 best_evals.B1:best_evals.B1 best_evals.B2:best_evals.B101 best_evals.A2:best_evals.A101 best_evals.C1:best_evals.C1 best_evals.C2:best_evals.C101 best_evals.A2:best_evals.A101 best_evals.D1:best_evals.D1 best_evals.D2:best_evals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ação</text:p>
          </table:table-cell>
          <table:table-cell office:value-type="string" calcext:value-type="string">
            <text:p>K = 1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7619047619048" calcext:value-type="float">
            <text:p>0,857619047619048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60396825396825" calcext:value-type="float">
            <text:p>0,860396825396825</text:p>
          </table:table-cell>
          <table:table-cell office:value-type="float" office:value="0.866111111111111" calcext:value-type="float">
            <text:p>0,866111111111111</text:p>
          </table:table-cell>
          <table:table-cell office:value-type="float" office:value="0.854761904761905" calcext:value-type="float">
            <text:p>0,854761904761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29:46.070254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7:30:12.541881118</dc:date>
    <meta:editing-duration>PT1H21M22S</meta:editing-duration>
    <meta:editing-cycles>2</meta:editing-cycles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size="28pt" style:font-size-asian="9pt" style:font-size-complex="9pt"/>
    </style:style>
    <style:style style:name="ch6" style:family="chart">
      <style:chart-properties chart:auto-position="true"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49cm" svg:height="19.817cm" xlink:href=".." xlink:type="simple" chart:class="chart:scatter" chart:style-name="ch1">
        <chart:legend chart:legend-position="end" svg:x="32.142cm" svg:y="7.885cm" style:legend-expansion="high" chart:style-name="ch2"/>
        <chart:plot-area chart:style-name="ch3" table:cell-range-address="best_evals.A2:best_evals.D101 best_evals.B1:best_evals.D1" chart:data-source-has-labels="row" svg:x="2.853cm" svg:y="0.396cm" svg:width="30.121cm" svg:height="16.925cm">
          <chartooo:coordinate-region svg:x="5.591cm" svg:y="0.939cm" svg:width="26.549cm" svg:height="15.047cm"/>
          <chart:axis chart:dimension="x" chart:name="primary-x" chart:style-name="ch4">
            <chart:title svg:x="15.949cm" svg:y="17.718cm" chart:style-name="ch5">
              <text:p>Iteração</text:p>
            </chart:title>
          </chart:axis>
          <chart:axis chart:dimension="y" chart:name="primary-y" chart:style-name="ch4">
            <chart:title svg:x="0.45cm" svg:y="12.939cm" chart:style-name="ch6">
              <text:p>Valor de Acurácia</text:p>
            </chart:title>
            <chart:grid chart:style-name="ch7" chart:class="major"/>
          </chart:axis>
          <chart:series chart:style-name="ch8" chart:values-cell-range-address="best_evals.B2:best_evals.B101" chart:label-cell-address="best_evals.B1:best_evals.B1" chart:class="chart:scatter">
            <chart:domain table:cell-range-address="best_evals.A2:best_evals.A101"/>
            <chart:data-point chart:repeated="100"/>
          </chart:series>
          <chart:series chart:style-name="ch9" chart:values-cell-range-address="best_evals.C2:best_evals.C101" chart:label-cell-address="best_evals.C1:best_evals.C1" chart:class="chart:scatter">
            <chart:data-point chart:repeated="100"/>
          </chart:series>
          <chart:series chart:style-name="ch10" chart:values-cell-range-address="best_evals.D2:best_evals.D101" chart:label-cell-address="best_evals.D1:best_evals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 = 1</text:p>
                <draw:g>
                  <svg:desc>best_evals.B1:best_evals.B1</svg:desc>
                </draw:g>
              </table:table-cell>
              <table:table-cell office:value-type="string">
                <text:p>K = 3</text:p>
                <draw:g>
                  <svg:desc>best_evals.C1:best_evals.C1</svg:desc>
                </draw:g>
              </table:table-cell>
              <table:table-cell office:value-type="string">
                <text:p>K = 5</text:p>
                <draw:g>
                  <svg:desc>best_evals.D1:best_e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evals.A2:best_evals.A101</svg:desc>
                </draw:g>
              </table:table-cell>
              <table:table-cell office:value-type="float" office:value="0.857619047619048">
                <text:p>0.857619047619048</text:p>
                <draw:g>
                  <svg:desc>best_evals.B2:best_evals.B101</svg:desc>
                </draw:g>
              </table:table-cell>
              <table:table-cell office:value-type="float" office:value="0.866111111111111">
                <text:p>0.866111111111111</text:p>
                <draw:g>
                  <svg:desc>best_evals.C2:best_evals.C101</svg:desc>
                </draw:g>
              </table:table-cell>
              <table:table-cell office:value-type="float" office:value="0.854761904761905">
                <text:p>0.854761904761905</text:p>
                <draw:g>
                  <svg:desc>best_evals.D2:best_e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57619047619048">
                <text:p>0.857619047619048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0396825396825">
                <text:p>0.860396825396825</text:p>
              </table:table-cell>
              <table:table-cell office:value-type="float" office:value="0.866111111111111">
                <text:p>0.866111111111111</text:p>
              </table:table-cell>
              <table:table-cell office:value-type="float" office:value="0.854761904761905">
                <text:p>0.854761904761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